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c79a" officeooo:paragraph-rsid="0002c79a"/>
    </style:style>
    <style:style style:name="P2" style:family="paragraph" style:parent-style-name="Standard">
      <style:text-properties officeooo:rsid="00034226" officeooo:paragraph-rsid="00034226"/>
    </style:style>
    <style:style style:name="P3" style:family="paragraph" style:parent-style-name="Standard">
      <style:text-properties officeooo:rsid="00043102" officeooo:paragraph-rsid="00043102"/>
    </style:style>
    <style:style style:name="P4" style:family="paragraph" style:parent-style-name="Standard">
      <style:text-properties officeooo:rsid="00079967" officeooo:paragraph-rsid="00079967"/>
    </style:style>
    <style:style style:name="P5" style:family="paragraph" style:parent-style-name="Standard">
      <style:text-properties officeooo:rsid="00079967" officeooo:paragraph-rsid="0012e4c6"/>
    </style:style>
    <style:style style:name="P6" style:family="paragraph" style:parent-style-name="Standard">
      <style:text-properties officeooo:rsid="00083a10" officeooo:paragraph-rsid="00083a10"/>
    </style:style>
    <style:style style:name="P7" style:family="paragraph" style:parent-style-name="Standard">
      <style:text-properties officeooo:rsid="000b4784" officeooo:paragraph-rsid="00113f98"/>
    </style:style>
    <style:style style:name="P8" style:family="paragraph" style:parent-style-name="Standard">
      <style:text-properties officeooo:rsid="000b4784" officeooo:paragraph-rsid="000b4784"/>
    </style:style>
    <style:style style:name="P9" style:family="paragraph" style:parent-style-name="Standard">
      <style:text-properties officeooo:rsid="000d07a9" officeooo:paragraph-rsid="000d07a9"/>
    </style:style>
    <style:style style:name="P10" style:family="paragraph" style:parent-style-name="Standard">
      <style:text-properties officeooo:rsid="000f02ab" officeooo:paragraph-rsid="001037d9"/>
    </style:style>
    <style:style style:name="P11" style:family="paragraph" style:parent-style-name="Standard">
      <style:text-properties officeooo:rsid="0016afd5" officeooo:paragraph-rsid="0016afd5"/>
    </style:style>
    <style:style style:name="P12" style:family="paragraph" style:parent-style-name="Standard">
      <style:text-properties officeooo:rsid="001922ee" officeooo:paragraph-rsid="001922ee"/>
    </style:style>
    <style:style style:name="P13" style:family="paragraph" style:parent-style-name="Standard">
      <style:text-properties officeooo:rsid="001ab12f" officeooo:paragraph-rsid="001ab12f"/>
    </style:style>
    <style:style style:name="P14" style:family="paragraph" style:parent-style-name="Standard">
      <style:text-properties officeooo:rsid="001bea0c" officeooo:paragraph-rsid="001bea0c"/>
    </style:style>
    <style:style style:name="P15" style:family="paragraph" style:parent-style-name="Standard">
      <style:text-properties officeooo:rsid="001e339d" officeooo:paragraph-rsid="001e339d"/>
    </style:style>
    <style:style style:name="P16" style:family="paragraph" style:parent-style-name="Standard">
      <style:text-properties officeooo:rsid="00201e90" officeooo:paragraph-rsid="00201e90"/>
    </style:style>
    <style:style style:name="P17" style:family="paragraph" style:parent-style-name="Standard">
      <style:text-properties officeooo:rsid="0021eb7b" officeooo:paragraph-rsid="0021eb7b"/>
    </style:style>
    <style:style style:name="P18" style:family="paragraph" style:parent-style-name="Standard">
      <style:text-properties officeooo:rsid="0021fdea" officeooo:paragraph-rsid="0021fdea"/>
    </style:style>
    <style:style style:name="P19" style:family="paragraph" style:parent-style-name="Standard">
      <style:text-properties officeooo:rsid="00222329" officeooo:paragraph-rsid="00222329"/>
    </style:style>
    <style:style style:name="P20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24590e" officeooo:paragraph-rsid="0024590e"/>
    </style:style>
    <style:style style:name="P21" style:family="paragraph" style:parent-style-name="Standard">
      <style:text-properties officeooo:rsid="00201e90" officeooo:paragraph-rsid="00201e90"/>
    </style:style>
    <style:style style:name="P22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2819fa" officeooo:paragraph-rsid="002819fa"/>
    </style:style>
    <style:style style:name="T1" style:family="text">
      <style:text-properties officeooo:rsid="00043102"/>
    </style:style>
    <style:style style:name="T2" style:family="text">
      <style:text-properties officeooo:rsid="00083a10"/>
    </style:style>
    <style:style style:name="T3" style:family="text">
      <style:text-properties officeooo:rsid="00099cc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9cc4" style:font-weight-asian="bold" style:font-weight-complex="bold"/>
    </style:style>
    <style:style style:name="T6" style:family="text">
      <style:text-properties fo:font-weight="bold" officeooo:rsid="0026fb97" style:font-weight-asian="bold" style:font-weight-complex="bold"/>
    </style:style>
    <style:style style:name="T7" style:family="text">
      <style:text-properties fo:font-weight="bold" officeooo:rsid="002931b5" style:font-weight-asian="bold" style:font-weight-complex="bold"/>
    </style:style>
    <style:style style:name="T8" style:family="text">
      <style:text-properties officeooo:rsid="000a8dee"/>
    </style:style>
    <style:style style:name="T9" style:family="text">
      <style:text-properties style:text-position="super 58%"/>
    </style:style>
    <style:style style:name="T10" style:family="text">
      <style:text-properties officeooo:rsid="00113f98"/>
    </style:style>
    <style:style style:name="T11" style:family="text">
      <style:text-properties officeooo:rsid="0012e4c6"/>
    </style:style>
    <style:style style:name="T12" style:family="text">
      <style:text-properties officeooo:rsid="0014ccbb"/>
    </style:style>
    <style:style style:name="T13" style:family="text">
      <style:text-properties officeooo:rsid="00189d2a"/>
    </style:style>
    <style:style style:name="T14" style:family="text">
      <style:text-properties officeooo:rsid="001d6e37"/>
    </style:style>
    <style:style style:name="T15" style:family="text">
      <style:text-properties officeooo:rsid="001def84"/>
    </style:style>
    <style:style style:name="T16" style:family="text">
      <style:text-properties officeooo:rsid="001e339d"/>
    </style:style>
    <style:style style:name="T17" style:family="text">
      <style:text-properties officeooo:rsid="0025821a"/>
    </style:style>
    <style:style style:name="T18" style:family="text">
      <style:text-properties officeooo:rsid="0026fb97"/>
    </style:style>
    <style:style style:name="T19" style:family="text">
      <style:text-properties officeooo:rsid="002931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reate ndarray</text:h>
      <text:p text:style-name="P1">np.array() - from array</text:p>
      <text:p text:style-name="P1">np.eye(n, m) - identity matrix, <text:span text:style-name="T1">but allow non-square (with a[i, i] = 1)</text:span></text:p>
      <text:p text:style-name="P2">np.linspace(start, stop, num) – stop: inclusive(use endpoint=False to exclude), num: number of points</text:p>
      <text:p text:style-name="P14">np.arange(start, stop, step) – evenly spaced values; stop: exclusive</text:p>
      <text:p text:style-name="P3">np.diag(main_diagonal_elements: array) – diagonal matrix</text:p>
      <text:p text:style-name="P9">np.ones(...)/zeroes(…) - all 1/0</text:p>
      <text:p text:style-name="P11">np.random.uniform()/np.random.normal() - <text:span text:style-name="T13">with random numbers</text:span></text:p>
      <text:p text:style-name="P11"/>
      <text:h text:style-name="Heading_20_1" text:outline-level="1">Helpful methods</text:h>
      <text:p text:style-name="P16">ndarray_mapper = np.vectorize(single_<text:span text:style-name="T19">value</text:span>_mapper) – create a function for ndarray mapping:</text:p>
      <text:p text:style-name="P16"><text:tab/>new_array = ndarray_mapper(old_array)</text:p>
      <text:p text:style-name="P16"><text:tab/><text:span text:style-name="T18">it is </text:span><text:span text:style-name="T7">value</text:span><text:span text:style-name="T6">-wise</text:span><text:span text:style-name="T18"> – single_</text:span><text:span text:style-name="T19">value</text:span><text:span text:style-name="T18">_mapper accepts single value even for N-dim. array</text:span></text:p>
      <text:p text:style-name="P22">mapped = np.apply_along_axis(mapper, arr, axis) – mapper <text:span text:style-name="T4">take</text:span><text:span text:style-name="T7">s items</text:span><text:span text:style-name="T19">(not necessarily values), for 2D-array: axes=0 – cols, axes=1 - rows</text:span></text:p>
      <text:p text:style-name="P12">np.repeat(a, 3) – each element will be replaced by 3 own duplicates</text:p>
      <text:p text:style-name="P12"><text:tab/>repeat([1, 2, 3]) → [1, 1, 1, 2, 2, 2, 3, 3, 3]</text:p>
      <text:p text:style-name="P12">np.tile(arr, 3) – repeat all array three times</text:p>
      <text:p text:style-name="P12"><text:tab/>tile([1, 2, 3]) → [1, 2, 3, 1, 2, 3, 1, 2, 3]</text:p>
      <text:p text:style-name="P20">np.pad(arr, (head_positions, tail_positions), constant_values <text:span text:style-name="T17">= value_to_put</text:span>) – <text:span text:style-name="T17">pad array with 0(or other value)</text:span></text:p>
      <text:p text:style-name="P12"><text:span text:style-name="T16">np</text:span>.random.permutation<text:span text:style-name="T14">(array) – return randomly permuted array</text:span></text:p>
      <text:p text:style-name="P15">np.array_split(list_like, number_of_slices) – split list on N parts</text:p>
      <text:h text:style-name="Heading_20_1" text:outline-level="1">Operations with matrices</text:h>
      <text:p text:style-name="P4">a[i, j] – access (i, j) element</text:p>
      <text:p text:style-name="P5"><text:span text:style-name="T11">a**2 – raise each element to power </text:span><text:span text:style-name="T12">of 2</text:span></text:p>
      <text:p text:style-name="P4">a + b, a – b, <text:span text:style-name="T2">a*b</text:span> – element-wise +, -, <text:span text:style-name="T2">*, </text:span></text:p>
      <text:p text:style-name="P6">a &gt; b – element wise comparison(returns array of True/False). <text:span text:style-name="T3">See </text:span><text:span text:style-name="T5">np.any(...)</text:span><text:span text:style-name="T3">/</text:span><text:span text:style-name="T5">np.all(…)</text:span><text:span text:style-name="T3"> → True/False</text:span></text:p>
      <text:p text:style-name="P10">np.isclose(a, b, atol = 0.1) – comp. element-wise with tolerance<text:span text:style-name="T2">(returns array of True/False)</text:span></text:p>
      <text:p text:style-name="P13">np.transpose(a) - transpose, also may use property T which is ‘transposed’ view: <text:span text:style-name="T4">a.T</text:span></text:p>
      <text:p text:style-name="P4">np.dot(a, b) – multiply <text:span text:style-name="T8">(as matrices)</text:span></text:p>
      <text:p text:style-name="P7"><text:span text:style-name="T15">np</text:span><text:span text:style-name="T10">.linalg.</text:span>inv(a) – calc. inverse marrix(a<text:span text:style-name="T9">-1</text:span>)</text:p>
      <text:p text:style-name="P8"><text:span text:style-name="T15">np</text:span><text:span text:style-name="T10">.linalg.</text:span>det(a) – determinant</text:p>
      <text:p text:style-name="P8"/>
      <text:h text:style-name="Heading_20_1" text:outline-level="1">DSP</text:h>
      <text:p text:style-name="P17">cmath.rect(r, w) – constructs complex number <text:span text:style-name="T4">r*exp(iw)</text:span></text:p>
      <text:p text:style-name="P18">numpy.angle(array_of_complex), cmath.phase(single_complex) – phase of complex number</text:p>
      <text:p text:style-name="P18"/>
      <text:p text:style-name="P19">numpy.fft – module with direct+inverse Furier transform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07:50:00.714000000</meta:creation-date>
    <dc:date>2024-08-09T15:20:39.865000000</dc:date>
    <meta:editing-duration>PT15H11M38S</meta:editing-duration>
    <meta:editing-cycles>30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34" meta:word-count="257" meta:character-count="1955" meta:non-whitespace-character-count="1703"/>
  </office:meta>
</office:document-meta>
</file>